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cc5a" officeooo:paragraph-rsid="0011cc5a"/>
    </style:style>
    <style:style style:name="P2" style:family="paragraph" style:parent-style-name="Standard">
      <style:text-properties officeooo:rsid="0012fc34" officeooo:paragraph-rsid="0012fc34"/>
    </style:style>
    <style:style style:name="P3" style:family="paragraph" style:parent-style-name="Standard">
      <style:text-properties fo:font-weight="bold" officeooo:rsid="0012fc34" officeooo:paragraph-rsid="0012fc34" style:font-weight-asian="bold" style:font-weight-complex="bold"/>
    </style:style>
    <style:style style:name="P4" style:family="paragraph" style:parent-style-name="Standard">
      <style:text-properties fo:font-weight="bold" officeooo:rsid="0018cc34" officeooo:paragraph-rsid="0018cc34" style:font-weight-asian="bold" style:font-weight-complex="bold"/>
    </style:style>
    <style:style style:name="P5" style:family="paragraph" style:parent-style-name="Table_20_Contents">
      <style:text-properties officeooo:rsid="0012fc34" officeooo:paragraph-rsid="0012fc34"/>
    </style:style>
    <style:style style:name="P6" style:family="paragraph" style:parent-style-name="Table_20_Contents">
      <style:text-properties officeooo:rsid="0012fc34" officeooo:paragraph-rsid="00130593"/>
    </style:style>
    <style:style style:name="P7" style:family="paragraph" style:parent-style-name="Table_20_Contents">
      <style:text-properties officeooo:rsid="0012fc34" officeooo:paragraph-rsid="00208288"/>
    </style:style>
    <style:style style:name="P8" style:family="paragraph" style:parent-style-name="Table_20_Contents">
      <style:text-properties officeooo:rsid="00130593" officeooo:paragraph-rsid="00130593"/>
    </style:style>
    <style:style style:name="P9" style:family="paragraph" style:parent-style-name="Table_20_Contents">
      <style:text-properties fo:font-weight="bold" officeooo:rsid="0012fc34" officeooo:paragraph-rsid="0012fc3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0593"/>
    </style:style>
    <style:style style:name="T3" style:family="text">
      <style:text-properties style:font-name="DejaVu Sans Mono" fo:font-size="9pt"/>
    </style:style>
    <style:style style:name="T4" style:family="text">
      <style:text-properties fo:color="#008000" style:font-name="DejaVu Sans Mono" fo:font-size="9pt" fo:font-weight="bold"/>
    </style:style>
    <style:style style:name="T5" style:family="text">
      <style:text-properties fo:color="#0000ff" style:font-name="DejaVu Sans Mono" fo:font-size="9pt"/>
    </style:style>
    <style:style style:name="T6" style:family="text">
      <style:text-properties fo:color="#000080" style:font-name="DejaVu Sans Mono" fo:font-size="9pt" fo:font-weight="bold"/>
    </style:style>
    <style:style style:name="T7" style:family="text">
      <style:text-properties fo:color="#000000"/>
    </style:style>
    <style:style style:name="T8" style:family="text">
      <style:text-properties fo:color="#000000" style:font-name="DejaVu Sans Mono" fo:font-size="9pt"/>
    </style:style>
    <style:style style:name="T9" style:family="text">
      <style:text-properties fo:color="#000000" style:font-name="DejaVu Sans Mono" fo:font-size="9pt" officeooo:rsid="00130593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1">GITHUB API USER INFORMATION</text:span></text:p>
      <text:p text:style-name="P2"><text:span text:style-name="T1">REQUEST FOR GET USERS:</text:span></text:p>
      <text:p text:style-name="P2"><text:span text:style-name="T1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METHOD</text:p>
          </table:table-cell>
          <table:table-cell table:style-name="Table1.B1" office:value-type="string">
            <text:p text:style-name="P9">URL</text:p>
          </table:table-cell>
        </table:table-row>
        <table:table-row>
          <table:table-cell table:style-name="Table1.A2" office:value-type="string">
            <text:p text:style-name="P5">GET</text:p>
          </table:table-cell>
          <table:table-cell table:style-name="Table1.B2" office:value-type="string">
            <text:p text:style-name="P5">http://localhost:3000/users</text:p>
          </table:table-cell>
        </table:table-row>
      </table:table>
      <text:p text:style-name="P2"><text:span text:style-name="T1"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Type</text:p>
          </table:table-cell>
          <table:table-cell table:style-name="Table2.A1" office:value-type="string">
            <text:p text:style-name="P9">PARAMS</text:p>
          </table:table-cell>
          <table:table-cell table:style-name="Table2.C1" office:value-type="string">
            <text:p text:style-name="P9">Values</text:p>
          </table:table-cell>
        </table:table-row>
        <table:table-row>
          <table:table-cell table:style-name="Table2.A2" office:value-type="string">
            <text:p text:style-name="P5">HEADERS</text:p>
          </table:table-cell>
          <table:table-cell table:style-name="Table2.A2" office:value-type="string">
            <text:p text:style-name="P5">Content-type</text:p>
          </table:table-cell>
          <table:table-cell table:style-name="Table2.C2" office:value-type="string">
            <text:p text:style-name="P5">Application/json</text:p>
          </table:table-cell>
        </table:table-row>
        <table:table-row>
          <table:table-cell table:style-name="Table2.A2" office:value-type="string">
            <text:p text:style-name="P5">GET</text:p>
          </table:table-cell>
          <table:table-cell table:style-name="Table2.A2" office:value-type="string">
            <text:p text:style-name="P5">Body</text:p>
          </table:table-cell>
          <table:table-cell table:style-name="Table2.C2" office:value-type="string">
            <text:p text:style-name="P5">{“userName”:”&lt;userName&gt;”}</text:p>
          </table:table-cell>
        </table:table-row>
      </table:table>
      <text:p text:style-name="P1"/>
      <text:p text:style-name="P1"/>
      <text:p text:style-name="P3">RESPONSE FOR GET USERS: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9">STATUS</text:p>
          </table:table-cell>
          <table:table-cell table:style-name="Table3.B1" office:value-type="string">
            <text:p text:style-name="P9">RESPONSE</text:p>
          </table:table-cell>
        </table:table-row>
        <table:table-row>
          <table:table-cell table:style-name="Table3.A2" office:value-type="string">
            <text:p text:style-name="P5">200</text:p>
          </table:table-cell>
          <table:table-cell table:style-name="Table3.B2" office:value-type="string">
            <text:p text:style-name="P7"><text:span text:style-name="T2">{"status":200,"error":null,</text:span></text:p>
            <text:p text:style-name="P7"><text:span text:style-name="T2">"result":{"basicInfo":{"name":"Sai ram",</text:span></text:p>
            <text:p text:style-name="P6"><text:span text:style-name="T2">"email":"NOT MENTIONED",</text:span></text:p>
            <text:p text:style-name="P6"><text:span text:style-name="T2">"company":"NOT MENTIONED",</text:span></text:p>
            <text:p text:style-name="P6"><text:span text:style-name="T2">"blog":"NOT MENTIONED",</text:span></text:p>
            <text:p text:style-name="P6"><text:span text:style-name="T2">"designation":"NOT MENTIONED",</text:span></text:p>
            <text:p text:style-name="P6"><text:span text:style-name="T2">"location":"Hyderabad",</text:span></text:p>
            <text:p text:style-name="P6"><text:span text:style-name="T2">"GitHubUrl":"</text:span><text:a xlink:type="simple" xlink:href="https://api.github.com/users/sairam11046" text:style-name="Internet_20_link" text:visited-style-name="Visited_20_Internet_20_Link"><text:span text:style-name="T2">https://api.github.com/users/sairam11046</text:span></text:a><text:span text:style-name="T2">",</text:span></text:p>
            <text:p text:style-name="P6"><text:span text:style-name="T2">"GitHubCreateAt":"2018-03-16T18:00:56Z"}</text:span></text:p>
            <text:p text:style-name="P6"><text:span text:style-name="T2">,"Top 3 Language":["JavaScript"],</text:span></text:p>
            <text:p text:style-name="P6"><text:span text:style-name="T2">"Contributions last 3 months":0}}</text:span>}</text:p>
          </table:table-cell>
        </table:table-row>
        <table:table-row>
          <table:table-cell table:style-name="Table3.A2" office:value-type="string">
            <text:p text:style-name="P8">400</text:p>
          </table:table-cell>
          <table:table-cell table:style-name="Table3.B2" office:value-type="string">
            <text:p text:style-name="P8"><text:bookmark-start text:name="__DdeLink__209_2583338"/>{"status":400,</text:p>
            <text:p text:style-name="P8">"error":"Invalid User Name Send",</text:p>
            <text:p text:style-name="P8">"result":null}<text:bookmark-end text:name="__DdeLink__209_2583338"/></text:p>
          </table:table-cell>
        </table:table-row>
        <table:table-row>
          <table:table-cell table:style-name="Table3.A2" office:value-type="string">
            <text:p text:style-name="P8">400</text:p>
          </table:table-cell>
          <table:table-cell table:style-name="Table3.B2" office:value-type="string">
            <text:p text:style-name="P8">{"status":400,</text:p>
            <text:p text:style-name="P8">"error":"User Not Found",</text:p>
            <text:p text:style-name="P8">"result":null}</text:p>
          </table:table-cell>
        </table:table-row>
      </table:table>
      <text:p text:style-name="P3"/>
      <text:p text:style-name="P4">*NOT MENTIONED <text:span text:style-name="T10">means user data not fou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2:29:47.828518220</meta:creation-date>
    <dc:date>2018-08-10T17:13:28.212435991</dc:date>
    <meta:editing-duration>PT12M7S</meta:editing-duration>
    <meta:editing-cycles>5</meta:editing-cycles>
    <meta:generator>LibreOffice/5.1.6.2$Linux_X86_64 LibreOffice_project/10m0$Build-2</meta:generator>
    <meta:document-statistic meta:table-count="3" meta:image-count="0" meta:object-count="0" meta:page-count="1" meta:paragraph-count="39" meta:word-count="69" meta:character-count="730" meta:non-whitespace-character-count="697"/>
  </office:meta>
</office:document-meta>
</file>